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SetProcessCol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SetProcessColor.writeToStream( OutputStream 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GraphicsSetProcessColor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SetProcessColor.GraphicsSetProcessColor( Color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phicsSetProcessColor.getOrde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